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4.517cm" table:align="left"/>
    </style:style>
    <style:style style:name="Таблица1.A" style:family="table-column">
      <style:table-column-properties style:column-width="2.859cm"/>
    </style:style>
    <style:style style:name="Таблица1.B" style:family="table-column">
      <style:table-column-properties style:column-width="3.755cm"/>
    </style:style>
    <style:style style:name="Таблица1.C" style:family="table-column">
      <style:table-column-properties style:column-width="4.302cm"/>
    </style:style>
    <style:style style:name="Таблица1.D" style:family="table-column">
      <style:table-column-properties style:column-width="3.6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orizontal_20_Line">
      <style:paragraph-properties fo:text-align="justify" style:justify-single-word="false"/>
    </style:style>
    <style:style style:name="P6" style:family="paragraph" style:parent-style-name="Preformatted_20_Text">
      <style:paragraph-properties fo:text-align="justify" style:justify-single-word="false"/>
    </style:style>
    <style:style style:name="P7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P10" style:family="paragraph" style:parent-style-name="Text_20_body" style:list-style-name="L2">
      <style:paragraph-properties fo:text-align="justify" style:justify-single-word="false"/>
    </style:style>
    <style:style style:name="P11" style:family="paragraph" style:parent-style-name="Text_20_body" style:list-style-name="L3">
      <style:paragraph-properties fo:text-align="justify" style:justify-single-word="false"/>
    </style:style>
    <style:style style:name="P12" style:family="paragraph" style:parent-style-name="Text_20_body" style:list-style-name="L4">
      <style:paragraph-properties fo:text-align="justify" style:justify-single-word="false"/>
    </style:style>
    <style:style style:name="P13" style:family="paragraph" style:parent-style-name="Text_20_body" style:list-style-name="L5">
      <style:paragraph-properties fo:text-align="justify" style:justify-single-word="false"/>
    </style:style>
    <style:style style:name="P14" style:family="paragraph" style:parent-style-name="Text_20_body" style:list-style-name="L6">
      <style:paragraph-properties fo:text-align="justify" style:justify-single-word="false"/>
    </style:style>
    <style:style style:name="P15" style:family="paragraph" style:parent-style-name="Text_20_body" style:list-style-name="L7">
      <style:paragraph-properties fo:text-align="justify" style:justify-single-word="false"/>
    </style:style>
    <style:style style:name="P16" style:family="paragraph" style:parent-style-name="Text_20_body" style:list-style-name="L8">
      <style:paragraph-properties fo:text-align="justify" style:justify-single-word="false"/>
    </style:style>
    <style:style style:name="P17" style:family="paragraph" style:parent-style-name="Text_20_body" style:list-style-name="L9">
      <style:paragraph-properties fo:text-align="justify" style:justify-single-word="false"/>
    </style:style>
    <style:style style:name="P18" style:family="paragraph" style:parent-style-name="Text_20_body" style:list-style-name="L10">
      <style:paragraph-properties fo:text-align="justify" style:justify-single-word="false"/>
    </style:style>
    <style:style style:name="P19" style:family="paragraph" style:parent-style-name="Text_20_body" style:list-style-name="L11">
      <style:paragraph-properties fo:text-align="justify" style:justify-single-word="false"/>
    </style:style>
    <style:style style:name="P20" style:family="paragraph" style:parent-style-name="Text_20_body" style:list-style-name="L12">
      <style:paragraph-properties fo:text-align="justify" style:justify-single-word="false"/>
    </style:style>
    <style:style style:name="P21" style:family="paragraph" style:parent-style-name="Text_20_body" style:list-style-name="L13">
      <style:paragraph-properties fo:text-align="justify" style:justify-single-word="false"/>
    </style:style>
    <style:style style:name="P22" style:family="paragraph" style:parent-style-name="Text_20_body" style:list-style-name="L14">
      <style:paragraph-properties fo:text-align="justify" style:justify-single-word="false"/>
    </style:style>
    <style:style style:name="P23" style:family="paragraph" style:parent-style-name="Text_20_body" style:list-style-name="L15">
      <style:paragraph-properties fo:text-align="justify" style:justify-single-word="false"/>
    </style:style>
    <style:style style:name="P24" style:family="paragraph" style:parent-style-name="Heading_20_1">
      <style:paragraph-properties fo:text-align="justify" style:justify-single-word="false"/>
    </style:style>
    <style:style style:name="P25" style:family="paragraph" style:parent-style-name="Heading_20_4">
      <style:paragraph-properties fo:text-align="justify" style:justify-single-word="false"/>
    </style:style>
    <style:style style:name="P26" style:family="paragraph" style:parent-style-name="Table_20_Heading">
      <style:paragraph-properties fo:text-align="justify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ТЕХНИЧЕСКОЕ ЗАДАНИЕ НА ДИЗАЙН: НАСТРОЙКИ РАБОЧЕГО ПРОСТРАНСТВА GRINDSTONE</text:h>
      <text:h text:style-name="P3" text:outline-level="2">ОБЩАЯ ИНФОРМАЦИЯ</text:h>
      <text:list xml:id="list2867382734" text:style-name="L1">
        <text:list-item>
          <text:p text:style-name="P9"><text:span text:style-name="Strong_20_Emphasis">Назначение:</text:span> Управление настройками рабочего пространства</text:p>
        </text:list-item>
        <text:list-item>
          <text:p text:style-name="P9"><text:span text:style-name="Strong_20_Emphasis">Доступ:</text:span> Только для владельца и администраторов workspace</text:p>
        </text:list-item>
        <text:list-item>
          <text:p text:style-name="P9"><text:span text:style-name="Strong_20_Emphasis">URL:</text:span> <text:span text:style-name="Source_20_Text">/workspace/[id]/settings</text:span></text:p>
        </text:list-item>
        <text:list-item>
          <text:p text:style-name="P9"><text:span text:style-name="Strong_20_Emphasis">Адаптивность:</text:span> Полностью адаптивный интерфейс</text:p>
        </text:list-item>
      </text:list>
      <text:p text:style-name="P5"/>
      <text:h text:style-name="P3" text:outline-level="2">СТРУКТУРА СТРАНИЦЫ</text:h>
      <text:h text:style-name="P4" text:outline-level="3">1. ЗАГОЛОВОК И НАВИГАЦИЯ</text:h>
      <text:list xml:id="list4246033021" text:style-name="L2">
        <text:list-item>
          <text:p text:style-name="P10"><text:span text:style-name="Strong_20_Emphasis">Хлебные крошки:</text:span> "Главная &gt; [Название workspace] &gt; Настройки"</text:p>
        </text:list-item>
        <text:list-item>
          <text:p text:style-name="P10"><text:span text:style-name="Strong_20_Emphasis">Заголовок:</text:span> "Настройки workspace: [Название workspace]" (H1)</text:p>
        </text:list-item>
        <text:list-item>
          <text:p text:style-name="P10"><text:span text:style-name="Strong_20_Emphasis">Кнопка возврата:</text:span> Стрелка "Назад" к workspace</text:p>
        </text:list-item>
      </text:list>
      <text:h text:style-name="P4" text:outline-level="3">2. СИСТЕМА ВКЛАДОК (TABS)</text:h>
      <text:p text:style-name="P8"><text:span text:style-name="Strong_20_Emphasis">Расположение:</text:span> Горизонтальное меню под заголовком<text:line-break/><text:span text:style-name="Strong_20_Emphasis">Варианты вкладок:</text:span></text:p>
      <text:list xml:id="list492084922" text:style-name="L3">
        <text:list-item>
          <text:p text:style-name="P11">"Общее" (активна по умолчанию)</text:p>
        </text:list-item>
        <text:list-item>
          <text:p text:style-name="P11">"Участники"</text:p>
        </text:list-item>
        <text:list-item>
          <text:p text:style-name="P11">"Опасная зона"</text:p>
        </text:list-item>
      </text:list>
      <text:h text:style-name="P4" text:outline-level="3">3. СОДЕРЖИМОЕ ВКЛАДОК</text:h>
      <text:h text:style-name="P25" text:outline-level="4">ВКЛАДКА "ОБЩЕЕ"</text:h>
      <text:p text:style-name="P8">text</text:p>
      <text:p text:style-name="P6">[Форма с полями]</text:p>
      <text:p text:style-name="P6">- Название workspace: [текстовое поле с текущим значением]</text:p>
      <text:p text:style-name="P6">- Описание: [textarea с текущим описанием]</text:p>
      <text:p text:style-name="P6">- Аватар workspace: [компонент загрузки изображения + предпросмотр]</text:p>
      <text:p text:style-name="P6">- Цвет workspace: [селектор цветов из предустановленной палитры]</text:p>
      <text:p text:style-name="P6"/>
      <text:p text:style-name="P6">[Кнопка действий]</text:p>
      <text:p text:style-name="P7">- "Сохранить изменения" (Primary button)</text:p>
      <text:h text:style-name="P25" text:outline-level="4"><text:soft-page-break/>ВКЛАДКА "УЧАСТНИКИ"</text:h>
      <text:p text:style-name="P8">text</text:p>
      <text:p text:style-name="P6">[Поиск и фильтры]</text:p>
      <text:p text:style-name="P6">- Поле поиска по участникам</text:p>
      <text:p text:style-name="P6">- Фильтр по ролям (выпадающий список)</text:p>
      <text:p text:style-name="P6"/>
      <text:p text:style-name="P6">[Таблица участников]</text:p>
      <text:p text:style-name="P6">- Колонки: Пользователь (аватар + имя), Email, Роль, Действия</text:p>
      <text:p text:style-name="P6">- В строке для каждого участника:</text:p>
      <text:p text:style-name="P6"><text:s text:c="2"/>- Выпадающий список для изменения роли (для администраторов)</text:p>
      <text:p text:style-name="P6"><text:s text:c="2"/>- Кнопка "Удалить" (иконка корзины)</text:p>
      <text:p text:style-name="P6"/>
      <text:p text:style-name="P6">[Форма приглашения]</text:p>
      <text:p text:style-name="P6">- Заголовок: "Пригласить нового участника"</text:p>
      <text:p text:style-name="P6">- Поле ввода Email</text:p>
      <text:p text:style-name="P6">- Выпадающий список "Роль" с вариантами: Участник, Администратор</text:p>
      <text:p text:style-name="P6">- Кнопка "Отправить приглашение" (Secondary button)</text:p>
      <text:p text:style-name="P6"/>
      <text:p text:style-name="P6">[Блок "Приглашения"]</text:p>
      <text:p text:style-name="P6">- Список отправленных, но не принятых приглашений</text:p>
      <text:p text:style-name="P7">- Для каждого: email, роль, дата отправки, кнопка "Отменить"</text:p>
      <text:h text:style-name="P25" text:outline-level="4">ВКЛАДКА "ОПАСНАЯ ЗОНА"</text:h>
      <text:p text:style-name="P8">text</text:p>
      <text:p text:style-name="P6">[Предупреждение]</text:p>
      <text:p text:style-name="P6">- Иконка ⚠️</text:p>
      <text:p text:style-name="P6">- Заголовок: "Осторожно! Эти действия необратимы"</text:p>
      <text:p text:style-name="P6">- Текст: "Удаление workspace приведет к безвозвратному удалению всех проектов, задач и данных, связанных с ним."</text:p>
      <text:p text:style-name="P6"/>
      <text:p text:style-name="P6">[Действия]</text:p>
      <text:p text:style-name="P6">- Кнопка "Экспортировать все данные" (Secondary button)</text:p>
      <text:p text:style-name="P6">- Кнопка "Удалить workspace" (Destructive button - красного цвета)</text:p>
      <text:p text:style-name="P6"/>
      <text:p text:style-name="P6">[Модальное окно подтверждения удаления]</text:p>
      <text:p text:style-name="P6">- Появляется после клика на "Удалить workspace"</text:p>
      <text:p text:style-name="P6">- Текст: "Введите название workspace '[Название]' для подтверждения удаления"</text:p>
      <text:p text:style-name="P6">- Поле для ввода названия</text:p>
      <text:p text:style-name="P6">- Кнопка "Отменить"</text:p>
      <text:p text:style-name="P7">- Кнопка "Удалить навсегда" (неактивна, пока текст не совпадет)</text:p>
      <text:p text:style-name="P5"/>
      <text:h text:style-name="P3" text:outline-level="2">ДЕТАЛИЗАЦИЯ КОМПОНЕНТОВ</text:h>
      <text:h text:style-name="P4" text:outline-level="3">ТАБЛИЦА УЧАСТНИКО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26">Пользователь</text:p>
            </table:table-cell>
            <table:table-cell table:style-name="Таблица1.A1" office:value-type="string">
              <text:p text:style-name="P26">Email</text:p>
            </table:table-cell>
            <table:table-cell table:style-name="Таблица1.A1" office:value-type="string">
              <text:p text:style-name="P26">Роль</text:p>
            </table:table-cell>
            <table:table-cell table:style-name="Таблица1.A1" office:value-type="string">
              <text:p text:style-name="P26">Действия</text:p>
            </table:table-cell>
          </table:table-row>
        </table:table-header-rows>
        <table:table-row>
          <table:table-cell table:style-name="Таблица1.A1" office:value-type="string">
            <text:p text:style-name="P2">[Аватар] Имя</text:p>
          </table:table-cell>
          <table:table-cell table:style-name="Таблица1.A1" office:value-type="string">
            <text:p text:style-name="P2">user@example.com</text:p>
          </table:table-cell>
          <table:table-cell table:style-name="Таблица1.A1" office:value-type="string">
            <text:p text:style-name="P2">[Выпадающий список]</text:p>
          </table:table-cell>
          <table:table-cell table:style-name="Таблица1.A1" office:value-type="string">
            <text:p text:style-name="P2">[Иконка удаления]</text:p>
          </table:table-cell>
        </table:table-row>
        <table:table-row>
          <table:table-cell table:style-name="Таблица1.A1" office:value-type="string">
            <text:p text:style-name="P2">[Аватар] Имя</text:p>
          </table:table-cell>
          <table:table-cell table:style-name="Таблица1.A1" office:value-type="string">
            <text:p text:style-name="P2">user2@example.com</text:p>
          </table:table-cell>
          <table:table-cell table:style-name="Таблица1.A1" office:value-type="string">
            <text:p text:style-name="P2">[Выпадающий список]</text:p>
          </table:table-cell>
          <table:table-cell table:style-name="Таблица1.A1" office:value-type="string">
            <text:p text:style-name="P2">[Иконка удаления]</text:p>
          </table:table-cell>
        </table:table-row>
      </table:table>
      <text:h text:style-name="P4" text:outline-level="3">ВЫПАДАЮЩИЙ СПИСОК РОЛЕЙ</text:h>
      <text:list xml:id="list186768161" text:style-name="L4">
        <text:list-item>
          <text:p text:style-name="P12"><text:span text:style-name="Strong_20_Emphasis">Владелец</text:span> (только просмотр, нельзя изменить)</text:p>
        </text:list-item>
        <text:list-item>
          <text:p text:style-name="P12"><text:span text:style-name="Strong_20_Emphasis">Администратор</text:span> (может управлять настройками)</text:p>
        </text:list-item>
        <text:list-item>
          <text:p text:style-name="P12"><text:soft-page-break/><text:span text:style-name="Strong_20_Emphasis">Участник</text:span> (стандартные права)</text:p>
        </text:list-item>
      </text:list>
      <text:h text:style-name="P4" text:outline-level="3">КНОПКИ ДЕЙСТВИЙ</text:h>
      <text:list xml:id="list1129381288" text:style-name="L5">
        <text:list-item>
          <text:p text:style-name="P13"><text:span text:style-name="Strong_20_Emphasis">Primary:</text:span> Сохранить изменения (#3366FF)</text:p>
        </text:list-item>
        <text:list-item>
          <text:p text:style-name="P13"><text:span text:style-name="Strong_20_Emphasis">Secondary:</text:span> Отправить приглашение, Экспорт (#666666)</text:p>
        </text:list-item>
        <text:list-item>
          <text:p text:style-name="P13"><text:span text:style-name="Strong_20_Emphasis">Destructive:</text:span> Удалить workspace (#EF4444)</text:p>
        </text:list-item>
      </text:list>
      <text:p text:style-name="P5"/>
      <text:h text:style-name="P3" text:outline-level="2">АДАПТИВНЫЙ ДИЗАЙН</text:h>
      <text:h text:style-name="P4" text:outline-level="3">DESKTOP (&gt;1024px)</text:h>
      <text:list xml:id="list2449080426" text:style-name="L6">
        <text:list-item>
          <text:p text:style-name="P14">Полноценная таблица участников со всеми колонками</text:p>
        </text:list-item>
        <text:list-item>
          <text:p text:style-name="P14">Формы отображаются в две колонки (лейбл слева, поле справа)</text:p>
        </text:list-item>
        <text:list-item>
          <text:p text:style-name="P14">Боковая навигация workspace остается visible</text:p>
        </text:list-item>
      </text:list>
      <text:h text:style-name="P4" text:outline-level="3">TABLET (768px - 1024px)</text:h>
      <text:list xml:id="list4001762334" text:style-name="L7">
        <text:list-item>
          <text:p text:style-name="P15">Таблица участников: компактный вид (объединенная колонка "Пользователь")</text:p>
        </text:list-item>
        <text:list-item>
          <text:p text:style-name="P15">Формы: вертикальное расположение (лейбл над полем)</text:p>
        </text:list-item>
        <text:list-item>
          <text:p text:style-name="P15">Названия вкладок сокращаются до иконок + тултипы</text:p>
        </text:list-item>
      </text:list>
      <text:h text:style-name="P4" text:outline-level="3">MOBILE (320px - 768px)</text:h>
      <text:list xml:id="list897046374" text:style-name="L8">
        <text:list-item>
          <text:p text:style-name="P16">Таблица заменена на карточки участников</text:p>
        </text:list-item>
        <text:list-item>
          <text:p text:style-name="P16">Вертикальное аккордеонное меню вместо горизонтальных вкладок</text:p>
        </text:list-item>
        <text:list-item>
          <text:p text:style-name="P16">Упрощенные формы с минимальными отступами</text:p>
        </text:list-item>
      </text:list>
      <text:p text:style-name="P5"/>
      <text:h text:style-name="P3" text:outline-level="2">ИНТЕРАКТИВНОСТЬ И ВАЛИДАЦИЯ</text:h>
      <text:h text:style-name="P4" text:outline-level="3">ФОРМА "ОБЩЕЕ"</text:h>
      <text:list xml:id="list2831118110" text:style-name="L9">
        <text:list-item>
          <text:p text:style-name="P17">Валидация: название workspace не может быть пустым</text:p>
        </text:list-item>
        <text:list-item>
          <text:p text:style-name="P17">Автосохранение при изменении или кнопка "Сохранить"</text:p>
        </text:list-item>
        <text:list-item>
          <text:p text:style-name="P17">Индикатор загрузки при сохранении</text:p>
        </text:list-item>
      </text:list>
      <text:h text:style-name="P4" text:outline-level="3">ФОРМА ПРИГЛАШЕНИЯ</text:h>
      <text:list xml:id="list3165840982" text:style-name="L10">
        <text:list-item>
          <text:p text:style-name="P18">Валидация email формата</text:p>
        </text:list-item>
        <text:list-item>
          <text:p text:style-name="P18">Проверка, что пользователь еще не участник</text:p>
        </text:list-item>
        <text:list-item>
          <text:p text:style-name="P18">Уведомление об успешной отправке приглашения</text:p>
        </text:list-item>
      </text:list>
      <text:h text:style-name="P4" text:outline-level="3"><text:soft-page-break/>ПОДТВЕРЖДЕНИЕ УДАЛЕНИЯ</text:h>
      <text:list xml:id="list2160888840" text:style-name="L11">
        <text:list-item>
          <text:p text:style-name="P19">Точное совпадение введенного текста с названием workspace</text:p>
        </text:list-item>
        <text:list-item>
          <text:p text:style-name="P19">Кнопка удаления заблокирована до правильного ввода</text:p>
        </text:list-item>
        <text:list-item>
          <text:p text:style-name="P19">После удаления - редирект на главную страницу</text:p>
        </text:list-item>
      </text:list>
      <text:p text:style-name="P5"/>
      <text:h text:style-name="P3" text:outline-level="2">ТЕМНАЯ ТЕМА</text:h>
      <text:h text:style-name="P4" text:outline-level="3">ОСОБЫЕ ЭЛЕМЕНТЫ</text:h>
      <text:list xml:id="list2175620158" text:style-name="L12">
        <text:list-item>
          <text:p text:style-name="P20">"Опасная зона" имеет темно-красный фон (#7F1D1D) вместо белого</text:p>
        </text:list-item>
        <text:list-item>
          <text:p text:style-name="P20">Деструктивные кнопки сохраняют красный цвет, но с более темным оттенком</text:p>
        </text:list-item>
        <text:list-item>
          <text:p text:style-name="P20">Границы между элементами: #374151</text:p>
        </text:list-item>
      </text:list>
      <text:p text:style-name="P5"/>
      <text:h text:style-name="P3" text:outline-level="2">ДОПОЛНИТЕЛЬНЫЕ ЭЛЕМЕНТЫ</text:h>
      <text:h text:style-name="P4" text:outline-level="3">УВЕДОМЛЕНИЯ</text:h>
      <text:list xml:id="list581477992" text:style-name="L13">
        <text:list-item>
          <text:p text:style-name="P21">Успешное сохранение настроек: зеленый баннер "Настройки сохранены"</text:p>
        </text:list-item>
        <text:list-item>
          <text:p text:style-name="P21">Ошибка при сохранении: красный баннер с описанием ошибки</text:p>
        </text:list-item>
        <text:list-item>
          <text:p text:style-name="P21">Успешное приглашение: "Приглашение отправлено на email@example.com"</text:p>
        </text:list-item>
        <text:list-item>
          <text:p text:style-name="P21">Ошибка приглашения: "Не удалось отправить приглашение: [причина]"</text:p>
        </text:list-item>
      </text:list>
      <text:h text:style-name="P4" text:outline-level="3">ПРАВА ДОСТУПА</text:h>
      <text:list xml:id="list562664188" text:style-name="L14">
        <text:list-item>
          <text:p text:style-name="P22">Для пользователей с ролью "Участник" вкладки "Общее" и "Опасная зона" недоступны (скрыты или заблокированы)</text:p>
        </text:list-item>
        <text:list-item>
          <text:p text:style-name="P22">При попытке доступа - уведомление "Недостаточно прав для изменения этих настроек"</text:p>
        </text:list-item>
      </text:list>
      <text:h text:style-name="P4" text:outline-level="3">ИСТОРИЯ ИЗМЕНЕНИЙ</text:h>
      <text:list xml:id="list1442881254" text:style-name="L15">
        <text:list-item>
          <text:p text:style-name="P23">Опционально: лог изменений в настройках workspace (кто, когда, что изменил)</text:p>
        </text:list-item>
      </text:list>
      <text:p text:style-name="P8">Этот чертеж полностью определяет структуру и функциональность страницы настроек рабочего пространства. Следующим шагом будет создание макетов в Figma на основе этого технического задания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6T09:40:16.745027070</meta:creation-date>
    <dc:date>2025-09-06T09:40:54.980634880</dc:date>
    <meta:editing-duration>PT39S</meta:editing-duration>
    <meta:editing-cycles>1</meta:editing-cycles>
    <meta:document-statistic meta:table-count="1" meta:image-count="0" meta:object-count="0" meta:page-count="4" meta:paragraph-count="124" meta:word-count="635" meta:character-count="4725" meta:non-whitespace-character-count="4254"/>
    <meta:generator>LibreOffice/6.0.7.3$Linux_x86 LibreOffice_project/00m0$Build-3</meta:generator>
  </office:meta>
</office:document-meta>
</file>